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4.525cm" fo:margin-left="-0.654cm" table:align="left" fo:background-color="transparent" style:shadow="none">
        <style:background-image/>
      </style:table-properties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1.201cm"/>
    </style:style>
    <style:style style:name="Таблица1.C" style:family="table-column">
      <style:table-column-properties style:column-width="0.813cm"/>
    </style:style>
    <style:style style:name="Таблица1.D" style:family="table-column">
      <style:table-column-properties style:column-width="0.122cm"/>
    </style:style>
    <style:style style:name="Таблица1.K" style:family="table-column">
      <style:table-column-properties style:column-width="0.134cm"/>
    </style:style>
    <style:style style:name="Таблица1.CP" style:family="table-column">
      <style:table-column-properties style:column-width="0.125cm"/>
    </style:style>
    <style:style style:name="Таблица1.1" style:family="table-row">
      <style:table-row-properties style:min-row-height="3.704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2" style:family="table-row">
      <style:table-row-properties style:min-row-height="1.099cm"/>
    </style:style>
    <style:style style:name="Таблица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P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3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W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R9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W17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0e9ad" officeooo:paragraph-rsid="0010e9ad" style:font-name-asian="Nimbus Mono L" style:font-size-asian="14pt" style:font-name-complex="Liberation Mono" style:font-size-complex="14pt" style:text-rotation-angle="90" style:text-rotation-scale="line-heigh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20a7af" officeooo:paragraph-rsid="00041965" style:font-name-asian="Nimbus Mono L" style:font-size-asian="14pt" style:font-name-complex="Liberation Mono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20a7af" officeooo:paragraph-rsid="000457b2" style:font-name-asian="Nimbus Mono L" style:font-size-asian="14pt" style:font-name-complex="Liberation Mono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055a63" officeooo:paragraph-rsid="00055a63" style:font-name-asian="Nimbus Mono L" style:font-size-asian="14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8332a" officeooo:paragraph-rsid="00041965" style:font-name-asian="Nimbus Mono L" style:font-size-asian="14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29ffe" officeooo:paragraph-rsid="00041965" style:font-name-asian="Nimbus Mono L" style:font-size-asian="14pt" style:font-name-complex="Liberation Mono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22dd00" officeooo:paragraph-rsid="00041965" style:font-name-asian="Nimbus Mono L" style:font-size-asian="14pt" style:font-name-complex="Liberation Mono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0b9514" officeooo:paragraph-rsid="000b9514" style:font-name-asian="Nimbus Mono L" style:font-size-asian="14pt" style:font-name-complex="Liberation Mono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154319" officeooo:paragraph-rsid="00041965" style:font-name-asian="Nimbus Mono L" style:font-size-asian="14pt" style:font-name-complex="Liberation Mono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144050" officeooo:paragraph-rsid="000457b2" style:font-name-asian="Nimbus Mono L" style:font-size-asian="14pt" style:font-name-complex="Liberation Mono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144050" officeooo:paragraph-rsid="00041965" style:font-name-asian="Nimbus Mono L" style:font-size-asian="14pt" style:font-name-complex="Liberation Mono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06b878" officeooo:paragraph-rsid="0006b878" style:font-name-asian="Nimbus Mono L" style:font-size-asian="14pt" style:font-name-complex="Liberation Mono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209657" officeooo:paragraph-rsid="00041965" style:font-name-asian="Nimbus Mono L" style:font-size-asian="14pt" style:font-name-complex="Liberation Mono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18332a" officeooo:paragraph-rsid="00041965" fo:background-color="#000000" style:font-name-asian="Nimbus Mono L" style:font-size-asian="14pt" style:font-name-complex="Liberation Mono" style:font-size-complex="14pt"/>
    </style:style>
    <style:style style:name="P15" style:family="paragraph" style:parent-style-name="Preformatted_20_Text">
      <style:text-properties fo:font-size="14pt" officeooo:paragraph-rsid="00041965" style:font-size-asian="14pt" style:font-size-complex="14pt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041965" officeooo:paragraph-rsid="00041965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0457b2" officeooo:paragraph-rsid="000457b2" style:font-size-asian="14pt" style:font-size-complex="14pt"/>
    </style:style>
    <style:style style:name="P19" style:family="paragraph" style:parent-style-name="Standard">
      <style:text-properties fo:font-size="14pt" officeooo:paragraph-rsid="00041965" style:font-size-asian="14pt" style:font-size-complex="14pt"/>
    </style:style>
    <style:style style:name="T1" style:family="text">
      <style:text-properties officeooo:rsid="001c01ca"/>
    </style:style>
    <style:style style:name="T2" style:family="text">
      <style:text-properties officeooo:rsid="0027f958"/>
    </style:style>
    <style:style style:name="T3" style:family="text">
      <style:text-properties officeooo:rsid="001b8168"/>
    </style:style>
    <style:style style:name="T4" style:family="text">
      <style:text-properties officeooo:rsid="000419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D" table:number-columns-repeated="7"/>
        <table:table-column table:style-name="Таблица1.K"/>
        <table:table-column table:style-name="Таблица1.CP" table:number-columns-repeated="7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1">Этапы р<text:span text:style-name="T4">а</text:span>бот<text:span text:style-name="T1">ы</text:span></text:p>
          </table:table-cell>
          <table:table-cell table:style-name="Таблица1.A1" table:number-rows-spanned="2" office:value-type="string">
            <text:p text:style-name="P1">Исполнитель</text:p>
          </table:table-cell>
          <table:table-cell table:style-name="Таблица1.A1" table:number-rows-spanned="2" office:value-type="string">
            <text:p text:style-name="P1">Длительнос<text:span text:style-name="T1">ть</text:span>, <text:span text:style-name="T2">часы</text:span></text:p>
          </table:table-cell>
          <table:table-cell table:style-name="Таблица1.D1" table:number-columns-spanned="176" office:value-type="string">
            <text:p text:style-name="P17">Продолжительность работ, д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8" office:value-type="string">
            <text:p text:style-name="P17">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P2" table:number-columns-spanned="8" office:value-type="string">
            <text:p text:style-name="P17">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D2" office:value-type="string">
            <text:p text:style-name="P18">1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6</text:p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14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CW3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6">2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12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6">3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8">60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6">4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8">15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6">5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8">11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6">6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8">6</text:p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  <table:table-cell table:style-name="Таблица1.CW3" office:value-type="string">
            <text:p text:style-name="P5"/>
          </table:table-cell>
        </table:table-row>
        <table:table-row>
          <table:table-cell table:style-name="Таблица1.D2" table:number-rows-spanned="2" office:value-type="string">
            <text:p text:style-name="P9">7</text:p>
          </table:table-cell>
          <table:table-cell table:style-name="Таблица1.D2" office:value-type="string">
            <text:p text:style-name="P10"><text:span text:style-name="T3">Р</text:span>ук.</text:p>
          </table:table-cell>
          <table:table-cell table:style-name="Таблица1.D2" office:value-type="string">
            <text:p text:style-name="P8">2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covered-table-cell/>
          <table:table-cell table:style-name="Таблица1.D2" office:value-type="string">
            <text:p text:style-name="P3"><text:span text:style-name="T2">Исп</text:span>.</text:p>
          </table:table-cell>
          <table:table-cell table:style-name="Таблица1.D2" office:value-type="string">
            <text:p text:style-name="P4">12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18">8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6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9">9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6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table:number-rows-spanned="2" office:value-type="string">
            <text:p text:style-name="P9">10</text:p>
          </table:table-cell>
          <table:table-cell table:style-name="Таблица1.D2" office:value-type="string">
            <text:p text:style-name="P11"><text:span text:style-name="T3">Р</text:span>ук.</text:p>
          </table:table-cell>
          <table:table-cell table:style-name="Таблица1.D2" office:value-type="string">
            <text:p text:style-name="P8">8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covered-table-cell/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24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table:number-rows-spanned="2" office:value-type="string">
            <text:p text:style-name="P9">11</text:p>
          </table:table-cell>
          <table:table-cell table:style-name="Таблица1.D2" office:value-type="string">
            <text:p text:style-name="P11"><text:span text:style-name="T3">Р</text:span>ук.</text:p>
          </table:table-cell>
          <table:table-cell table:style-name="Таблица1.D2" office:value-type="string">
            <text:p text:style-name="P12">10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BR9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covered-table-cell/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12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CW3" office:value-type="string">
            <text:p text:style-name="P7"/>
          </table:table-cell>
        </table:table-row>
        <table:table-row>
          <table:table-cell table:style-name="Таблица1.D2" office:value-type="string">
            <text:p text:style-name="P13">12</text:p>
          </table:table-cell>
          <table:table-cell table:style-name="Таблица1.D2" office:value-type="string">
            <text:p text:style-name="P2"><text:span text:style-name="T2">Исп</text:span>.</text:p>
          </table:table-cell>
          <table:table-cell table:style-name="Таблица1.D2" office:value-type="string">
            <text:p text:style-name="P4">6</text:p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J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D3" office:value-type="string">
            <text:p text:style-name="P7"/>
          </table:table-cell>
          <table:table-cell table:style-name="Таблица1.CW17" office:value-type="string">
            <text:p text:style-name="P7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8cm" fo:page-height="17.5cm" style:num-format="1" style:print-orientation="landscape" fo:margin-top="0cm" fo:margin-bottom="0.101cm" fo:margin-left="0.7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20:57:19.174948648</dc:date>
    <meta:editing-duration>PT41M25S</meta:editing-duration>
    <meta:editing-cycles>14</meta:editing-cycles>
    <meta:generator>LibreOffice/5.2.2.2$Linux_X86_64 LibreOffice_project/20m0$Build-2</meta:generator>
    <meta:document-statistic meta:table-count="1" meta:image-count="0" meta:object-count="0" meta:page-count="1" meta:paragraph-count="68" meta:word-count="72" meta:character-count="202" meta:non-whitespace-character-count="198"/>
  </office:meta>
</office:document-meta>
</file>